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6.64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6.3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3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3999996185303pt"/>
    </style:style>
    <style:style style:name="P3" style:family="paragraph">
      <loext:graphic-properties draw:fill="none" draw:fill-color="#ffffff"/>
      <style:text-properties fo:font-size="12.3999996185303pt"/>
    </style:style>
    <style:style style:name="P4" style:family="paragraph">
      <loext:graphic-properties draw:fill="none" draw:fill-color="#ffffff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144cm" svg:height="1.714cm" svg:x="6.503cm" svg:y="1.3cm">
          <text:p text:style-name="P1"><text:span text:style-name="T1">Cliente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144cm" svg:height="1.714cm" svg:x="6.503cm" svg:y="14.628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144cm" svg:height="1.714cm" svg:x="17.194cm" svg:y="1.3cm">
          <text:p text:style-name="P1"><text:span text:style-name="T1">Servidor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144cm" svg:height="1.714cm" svg:x="17.194cm" svg:y="14.628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1.499cm" svg:x1="10.075cm" svg:y1="16.342cm" svg:x2="20.766cm" svg:y2="16.342cm" draw:start-shape="id1" draw:end-shape="id2" draw:end-glue-point="2" svg:d="M10075 16342v2000h10691v-2000" svg:viewBox="0 0 10692 2001">
          <text:p/>
        </draw:connector>
        <draw:frame draw:style-name="gr3" draw:text-style-name="P3" draw:layer="layout" svg:width="2cm" svg:height="0.742cm" svg:x="14.7cm" svg:y="18.6cm">
          <draw:text-box>
            <text:p><text:span text:style-name="T1">Quadro</text:span></text:p>
          </draw:text-box>
        </draw:frame>
        <draw:frame draw:style-name="gr4" draw:text-style-name="P4" draw:layer="layout" svg:width="2.195cm" svg:height="0.962cm" svg:x="2.005cm" svg:y="15.038cm">
          <draw:text-box>
            <text:p>Física</text:p>
          </draw:text-box>
        </draw:frame>
        <draw:frame draw:style-name="gr5" draw:text-style-name="P4" draw:layer="layout" svg:width="3.245cm" svg:height="0.962cm" svg:x="2.355cm" svg:y="1.8cm">
          <draw:text-box>
            <text:p>Aplicação</text:p>
          </draw:text-box>
        </draw:frame>
        <draw:frame draw:style-name="gr6" draw:text-style-name="P4" draw:layer="layout" svg:width="4.511cm" svg:height="0.742cm" svg:x="10.2cm" svg:y="8.3cm">
          <draw:text-box>
            <text:p><text:span text:style-name="T1">Segmento + Pacote</text:span></text:p>
          </draw:text-box>
        </draw:frame>
        <draw:frame draw:style-name="gr6" draw:text-style-name="P4" draw:layer="layout" svg:width="4.511cm" svg:height="0.742cm" svg:x="21.2cm" svg:y="8.558cm">
          <draw:text-box>
            <text:p><text:span text:style-name="T1">Segmento + Pacote</text:span></text:p>
          </draw:text-box>
        </draw:frame>
        <draw:custom-shape draw:style-name="gr1" draw:text-style-name="P2" xml:id="id4" draw:id="id4" draw:layer="layout" svg:width="7.144cm" svg:height="1.714cm" svg:x="6.5cm" svg:y="5.678cm">
          <text:p text:style-name="P1"><text:span text:style-name="T1">Client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144cm" svg:height="1.714cm" svg:x="17.191cm" svg:y="5.678cm">
          <text:p text:style-name="P1"><text:span text:style-name="T1">Servidor D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544cm" svg:height="1.673cm" svg:x="1.956cm" svg:y="5.827cm">
          <draw:text-box>
            <text:p>Transporte</text:p>
          </draw:text-box>
        </draw:frame>
        <draw:connector draw:style-name="gr2" draw:text-style-name="P1" draw:layer="layout" svg:x1="10.075cm" svg:y1="3.014cm" svg:x2="10.072cm" svg:y2="5.678cm" draw:start-shape="id3" draw:end-shape="id4" draw:end-glue-point="0" svg:d="M10075 3014v1332h-3v1332" svg:viewBox="0 0 4 2665">
          <text:p/>
        </draw:connector>
        <draw:connector draw:style-name="gr2" draw:text-style-name="P1" draw:layer="layout" svg:x1="10.072cm" svg:y1="7.392cm" svg:x2="10.075cm" svg:y2="14.628cm" draw:start-shape="id4" draw:end-shape="id1" svg:d="M10072 7392v3618h3v3618" svg:viewBox="0 0 4 7237">
          <text:p/>
        </draw:connector>
        <draw:connector draw:style-name="gr2" draw:text-style-name="P1" draw:layer="layout" svg:x1="20.766cm" svg:y1="3.014cm" svg:x2="20.763cm" svg:y2="5.678cm" draw:start-shape="id5" draw:end-shape="id6" svg:d="M20766 3014v1332h-3v1332" svg:viewBox="0 0 4 2665">
          <text:p/>
        </draw:connector>
        <draw:connector draw:style-name="gr2" draw:text-style-name="P1" draw:layer="layout" svg:x1="20.763cm" svg:y1="7.392cm" svg:x2="20.766cm" svg:y2="14.628cm" draw:start-shape="id6" draw:end-shape="id2" svg:d="M20763 7392v3618h3v3618" svg:viewBox="0 0 4 7237">
          <text:p/>
        </draw:connector>
        <draw:frame draw:style-name="gr8" draw:text-style-name="P4" draw:layer="layout" svg:width="2.8cm" svg:height="0.9cm" svg:x="10.3cm" svg:y="3.7cm">
          <draw:text-box>
            <text:p><text:span text:style-name="T1">Mensagem</text:span></text:p>
          </draw:text-box>
        </draw:frame>
        <draw:frame draw:style-name="gr9" draw:text-style-name="P4" draw:layer="layout" svg:width="2.8cm" svg:height="0.742cm" svg:x="21.1cm" svg:y="4.688cm">
          <draw:text-box>
            <text:p><text:span text:style-name="T1">Mensagem</text:span></text:p>
          </draw:text-box>
        </draw:frame>
        <draw:frame draw:style-name="gr10" draw:text-style-name="P4" draw:layer="layout" svg:width="1.907cm" svg:height="0.962cm" svg:x="21.3cm" svg:y="3.038cm">
          <draw:text-box>
            <text:p>5555</text:p>
          </draw:text-box>
        </draw:frame>
        <draw:frame draw:style-name="gr11" draw:text-style-name="P4" draw:layer="layout" svg:width="2.899cm" svg:height="1.162cm" svg:x="21.2cm" svg:y="16.5cm">
          <draw:text-box>
            <text:p>5554</text:p>
          </draw:text-box>
        </draw:frame>
        <draw:frame draw:style-name="gr10" draw:text-style-name="P4" draw:layer="layout" svg:width="1.907cm" svg:height="0.962cm" svg:x="21.1cm" svg:y="7.4cm">
          <draw:text-box>
            <text:p>6768</text:p>
          </draw:text-box>
        </draw:frame>
        <draw:frame draw:style-name="gr10" draw:text-style-name="P4" draw:layer="layout" svg:width="1.907cm" svg:height="0.962cm" svg:x="10.293cm" svg:y="4.8cm">
          <draw:text-box>
            <text:p>3333</text:p>
          </draw:text-box>
        </draw:frame>
        <draw:frame draw:style-name="gr12" draw:text-style-name="P4" draw:layer="layout" svg:width="1.907cm" svg:height="0.962cm" svg:x="10.493cm" svg:y="13.6cm">
          <draw:text-box>
            <text:p>9999</text:p>
          </draw:text-box>
        </draw:frame>
        <draw:custom-shape draw:style-name="gr1" draw:text-style-name="P2" draw:layer="layout" svg:width="7.144cm" svg:height="1.714cm" svg:x="6.456cm" svg:y="10.486cm">
          <text:p text:style-name="P1"><text:span text:style-name="T1">Cliente 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44cm" svg:height="1.714cm" svg:x="17.356cm" svg:y="10.7cm">
          <text:p text:style-name="P1"><text:span text:style-name="T1">Servidor Python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907cm" svg:height="0.962cm" svg:x="21.293cm" svg:y="12.7cm">
          <draw:text-box>
            <text:p>4444</text:p>
          </draw:text-box>
        </draw:frame>
        <draw:frame draw:style-name="gr10" draw:text-style-name="P4" draw:layer="layout" svg:width="1.907cm" svg:height="0.962cm" svg:x="10.2cm" svg:y="9.438cm">
          <draw:text-box>
            <text:p>777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8:17:18.554178746</meta:creation-date>
    <dc:date>2016-11-19T17:19:39.117270664</dc:date>
    <meta:editing-duration>PT2H24M21S</meta:editing-duration>
    <meta:editing-cycles>4</meta:editing-cycles>
    <meta:generator>LibreOffice/5.0.3.2$Linux_X86_64 LibreOffice_project/00m0$Build-2</meta:generator>
    <dc:creator>gabriel </dc:creator>
    <meta:document-statistic meta:object-count="28"/>
  </office:meta>
</office:document-meta>
</file>